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SMP</text:span><text:span text:style-name="T1_2"><text:s text:c="2"/>=<text:s/></text:span><text:span text:style-name="T1_3">Symetric</text:span><text:span text:style-name="T1_4"><text:s/></text:span><text:span text:style-name="T1_5">Multiprocessor</text:span></text:p>
      <text:p text:style-name="P2"/>
      <text:p text:style-name="P3"><text:span text:style-name="T3_1">steht</text:span><text:span text:style-name="T3_2"><text:s/></text:span><text:span text:style-name="T3_3">für</text:span><text:span text:style-name="T3_4"><text:s/></text:span><text:span text:style-name="T3_5">jeden</text:span><text:span text:style-name="T3_6"><text:s/></text:span><text:span text:style-name="T3_7">Processor</text:span><text:span text:style-name="T3_8"><text:s/></text:span><text:span text:style-name="T3_9">Speicher</text:span><text:span text:style-name="T3_10"><text:s/></text:span><text:span text:style-name="T3_11">zu</text:span><text:span text:style-name="T3_12"><text:s/></text:span><text:span text:style-name="T3_13">Verfügung</text:span><text:span text:style-name="T3_14"><text:s/></text:span></text:p>
      <text:p text:style-name="P4"/>
      <text:p text:style-name="P5"/>
      <text:p text:style-name="P6"><text:span text:style-name="T6_1">NUMA</text:span><text:span text:style-name="T6_2"><text:s/>=<text:s/></text:span><text:span text:style-name="T6_3">Non</text:span><text:span text:style-name="T6_4"><text:s/></text:span><text:span text:style-name="T6_5">Uniform</text:span><text:span text:style-name="T6_6"><text:s/></text:span><text:span text:style-name="T6_7">Memory</text:span><text:span text:style-name="T6_8"><text:s/></text:span><text:span text:style-name="T6_9">Architecture</text:span></text:p>
      <text:p text:style-name="P7"/>
      <text:p text:style-name="P8"><text:span text:style-name="T8_1">Da</text:span><text:span text:style-name="T8_2"><text:s/></text:span><text:span text:style-name="T8_3">jeder</text:span><text:span text:style-name="T8_4"><text:s/></text:span><text:span text:style-name="T8_5">Processor</text:span><text:span text:style-name="T8_6"><text:s/></text:span><text:span text:style-name="T8_7">auch</text:span><text:span text:style-name="T8_8"><text:s/></text:span><text:span text:style-name="T8_9">auf</text:span><text:span text:style-name="T8_10"><text:s/></text:span><text:span text:style-name="T8_11">alle</text:span><text:span text:style-name="T8_12"><text:s/></text:span><text:span text:style-name="T8_13">Daten</text:span><text:span text:style-name="T8_14"><text:s/></text:span><text:span text:style-name="T8_15">zugreifen</text:span><text:span text:style-name="T8_16"><text:s/></text:span><text:span text:style-name="T8_17">können</text:span><text:span text:style-name="T8_18"><text:s/></text:span><text:span text:style-name="T8_19">muss</text:span><text:span text:style-name="T8_20">,<text:s/></text:span><text:span text:style-name="T8_21">enstehen</text:span><text:span text:style-name="T8_22"><text:s/></text:span><text:span text:style-name="T8_23">Probleme</text:span><text:span text:style-name="T8_24">.</text:span></text:p>
      <text:p text:style-name="P9"/>
      <text:p text:style-name="P10"><text:span text:style-name="T10_1">Van</text:span><text:span text:style-name="T10_2"><text:s/></text:span><text:span text:style-name="T10_3">Neumann</text:span><text:span text:style-name="T10_4"><text:s/></text:span><text:span text:style-name="T10_5">architecture</text:span><text:span text:style-name="T10_6">:<text:s/></text:span></text:p>
      <text:p text:style-name="P11"/>
      <text:p text:style-name="P12"><text:span text:style-name="T12_1">Die</text:span><text:span text:style-name="T12_2"><text:s/></text:span><text:span text:style-name="T12_3">VNA</text:span><text:span text:style-name="T12_4"><text:s/></text:span><text:span text:style-name="T12_5">zeichnet</text:span><text:span text:style-name="T12_6"><text:s/></text:span><text:span text:style-name="T12_7">aus</text:span><text:span text:style-name="T12_8">,<text:s/></text:span><text:span text:style-name="T12_9">dass</text:span><text:span text:style-name="T12_10"><text:s/></text:span><text:span text:style-name="T12_11">Code</text:span><text:span text:style-name="T12_12"><text:s/></text:span><text:span text:style-name="T12_13">und</text:span><text:span text:style-name="T12_14"><text:s/></text:span><text:span text:style-name="T12_15">Daten</text:span><text:span text:style-name="T12_16"><text:s/></text:span><text:span text:style-name="T12_17">im</text:span><text:span text:style-name="T12_18"><text:s/></text:span><text:span text:style-name="T12_19">selben</text:span><text:span text:style-name="T12_20"><text:s/></text:span><text:span text:style-name="T12_21">speicher</text:span><text:span text:style-name="T12_22"><text:s/></text:span><text:span text:style-name="T12_23">abgespeichert</text:span><text:span text:style-name="T12_24"><text:s/></text:span><text:span text:style-name="T12_25">sind</text:span><text:span text:style-name="T12_26">.</text:span></text:p>
      <text:p text:style-name="P13"><text:span text:style-name="T13_1">Im</text:span><text:span text:style-name="T13_2"><text:s/></text:span><text:span text:style-name="T13_3">Text</text:span><text:span text:style-name="T13_4"><text:s/></text:span><text:span text:style-name="T13_5">wird</text:span><text:span text:style-name="T13_6"><text:s/></text:span><text:span text:style-name="T13_7">davon</text:span><text:span text:style-name="T13_8"><text:s/></text:span><text:span text:style-name="T13_9">abgewichen</text:span><text:span text:style-name="T13_10"><text:s/></text:span><text:span text:style-name="T13_11">insofern</text:span><text:span text:style-name="T13_12">,<text:s/></text:span><text:span text:style-name="T13_13">dass</text:span><text:span text:style-name="T13_14"><text:s text:c="2"/></text:span><text:span text:style-name="T13_15">es</text:span><text:span text:style-name="T13_16"><text:s/></text:span><text:span text:style-name="T13_17">zwei</text:span><text:span text:style-name="T13_18"><text:s/></text:span><text:span text:style-name="T13_19">verschiedene</text:span><text:span text:style-name="T13_20"><text:s/></text:span><text:span text:style-name="T13_21">L</text:span><text:span text:style-name="T13_22">1-</text:span><text:span text:style-name="T13_23">Caches</text:span><text:span text:style-name="T13_24"><text:s/></text:span><text:span text:style-name="T13_25">für</text:span><text:span text:style-name="T13_26"><text:s/></text:span><text:span text:style-name="T13_27">Daten</text:span><text:span text:style-name="T13_28"><text:s/></text:span><text:span text:style-name="T13_29">und</text:span><text:span text:style-name="T13_30"><text:s/></text:span><text:span text:style-name="T13_31">Code</text:span><text:span text:style-name="T13_32"><text:s/></text:span><text:span text:style-name="T13_33">gibt</text:span><text:span text:style-name="T13_34"><text:s/></text:span><text:span text:style-name="T13_35">und</text:span><text:span text:style-name="T13_36"><text:s/></text:span><text:span text:style-name="T13_37">diese</text:span><text:span text:style-name="T13_38"><text:s/></text:span><text:span text:style-name="T13_39">getrennt</text:span><text:span text:style-name="T13_40"><text:s/></text:span><text:span text:style-name="T13_41">abgespeichert</text:span><text:span text:style-name="T13_42"><text:s/></text:span><text:span text:style-name="T13_43">werden</text:span><text:span text:style-name="T13_44">.</text:span></text:p>
      <text:p text:style-name="P14"/>
      <text:p text:style-name="P15"/>
      <text:p text:style-name="P16"><text:span text:style-name="T16_1">Eviction</text:span><text:span text:style-name="T16_2">:</text:span></text:p>
      <text:p text:style-name="P17"/>
      <text:p text:style-name="P18"><text:span text:style-name="T18_1">Beim</text:span><text:span text:style-name="T18_2"><text:s/></text:span><text:span text:style-name="T18_3">Schreiben</text:span><text:span text:style-name="T18_4"><text:s/></text:span><text:span text:style-name="T18_5">in</text:span><text:span text:style-name="T18_6"><text:s/></text:span><text:span text:style-name="T18_7">den</text:span><text:span text:style-name="T18_8"><text:s/></text:span><text:span text:style-name="T18_9">Cache</text:span><text:span text:style-name="T18_10"><text:s/></text:span><text:span text:style-name="T18_11">muss</text:span><text:span text:style-name="T18_12"><text:s/></text:span><text:span text:style-name="T18_13">dieser</text:span><text:span text:style-name="T18_14"><text:s/>(</text:span><text:span text:style-name="T18_15">weil</text:span><text:span text:style-name="T18_16"><text:s/></text:span><text:span text:style-name="T18_17">eigentlich</text:span><text:span text:style-name="T18_18"><text:s/></text:span><text:span text:style-name="T18_19">immer</text:span><text:span text:style-name="T18_20"><text:s/></text:span><text:span text:style-name="T18_21">voll</text:span><text:span text:style-name="T18_22">)<text:s/></text:span><text:span text:style-name="T18_23">auch</text:span><text:span text:style-name="T18_24"><text:s/></text:span><text:span text:style-name="T18_25">geleert</text:span><text:span text:style-name="T18_26"><text:s/></text:span><text:span text:style-name="T18_27">werden</text:span><text:span text:style-name="T18_28">.<text:s/></text:span></text:p>
      <text:p text:style-name="P19"><text:span text:style-name="T19_1">Die</text:span><text:span text:style-name="T19_2"><text:s/></text:span><text:span text:style-name="T19_3">Daten</text:span><text:span text:style-name="T19_4"><text:s/></text:span><text:span text:style-name="T19_5">werden</text:span><text:span text:style-name="T19_6"><text:s/></text:span><text:span text:style-name="T19_7">in</text:span><text:span text:style-name="T19_8"><text:s/></text:span><text:span text:style-name="T19_9">den</text:span><text:span text:style-name="T19_10"><text:s/></text:span><text:span text:style-name="T19_11">Level</text:span><text:span text:style-name="T19_12"><text:s/>2<text:s/></text:span><text:span text:style-name="T19_13">Cache</text:span><text:span text:style-name="T19_14"><text:s/></text:span><text:span text:style-name="T19_15">geschoben</text:span><text:span text:style-name="T19_16">.<text:s/></text:span><text:span text:style-name="T19_17">Dieser</text:span><text:span text:style-name="T19_18"><text:s/></text:span><text:span text:style-name="T19_19">Vorgang</text:span><text:span text:style-name="T19_20"><text:s/></text:span><text:span text:style-name="T19_21">heisst</text:span><text:span text:style-name="T19_22"><text:s/></text:span><text:span text:style-name="T19_23">Eviction</text:span><text:span text:style-name="T19_24">.<text:s/></text:span></text:p>
      <text:p text:style-name="P20"><text:span text:style-name="T20_1">Lvl</text:span><text:span text:style-name="T20_2"><text:s/>2<text:s/></text:span><text:span text:style-name="T20_3">Cache</text:span><text:span text:style-name="T20_4"><text:s/></text:span><text:span text:style-name="T20_5">enthält</text:span><text:span text:style-name="T20_6"><text:s/></text:span><text:span text:style-name="T20_7">aus</text:span><text:span text:style-name="T20_8"><text:s/></text:span><text:span text:style-name="T20_9">Performancegründen</text:span><text:span text:style-name="T20_10"><text:s/></text:span><text:span text:style-name="T20_11">allerdings</text:span><text:span text:style-name="T20_12"><text:s/></text:span><text:span text:style-name="T20_13">oft</text:span><text:span text:style-name="T20_14"><text:s/></text:span><text:span text:style-name="T20_15">eine</text:span><text:span text:style-name="T20_16"><text:s/></text:span><text:span text:style-name="T20_17">Kopie</text:span><text:span text:style-name="T20_18"><text:s/></text:span><text:span text:style-name="T20_19">vom</text:span><text:span text:style-name="T20_20"><text:s/></text:span><text:span text:style-name="T20_21">L</text:span><text:span text:style-name="T20_22">1<text:s/></text:span><text:span text:style-name="T20_23">Cache</text:span><text:span text:style-name="T20_24">.</text:span></text:p>
      <text:p text:style-name="P21"/>
      <text:p text:style-name="P22"/>
      <text:p text:style-name="P23"><text:span text:style-name="T23_1">Zugriffszeiten</text:span><text:span text:style-name="T23_2">::</text:span></text:p>
      <text:p text:style-name="P24"/>
      <text:p text:style-name="P25"><text:span text:style-name="T25_1">Register</text:span><text:span text:style-name="T25_2">:<text:s text:c="2"/>&lt;=1<text:s/></text:span><text:span text:style-name="T25_3">Cycle</text:span></text:p>
      <text:p text:style-name="P26"/>
      <text:p text:style-name="P27"><text:span text:style-name="T27_1">Hauptspeicher</text:span><text:span text:style-name="T27_2"><text:s text:c="2"/></text:span><text:span text:style-name="T27_3">ca</text:span><text:span text:style-name="T27_4"><text:s/>240<text:s/></text:span><text:span text:style-name="T27_5">cycles</text:span></text:p>
      <text:p text:style-name="P28"/>
      <text:p text:style-name="P29"/>
      <text:p text:style-name="P30"><text:span text:style-name="T30_1">c</text:span><text:span text:style-name="T30_2">)</text:span></text:p>
      <text:p text:style-name="P31"/>
      <text:p text:style-name="P32"><text:span text:style-name="T32_1">2<text:s/></text:span><text:span text:style-name="T32_2">Prozesse</text:span><text:span text:style-name="T32_3"><text:s/></text:span><text:span text:style-name="T32_4">sollten</text:span><text:span text:style-name="T32_5"><text:s/></text:span><text:span text:style-name="T32_6">wenn</text:span><text:span text:style-name="T32_7"><text:s/></text:span><text:span text:style-name="T32_8">sie</text:span><text:span text:style-name="T32_9"><text:s/></text:span><text:span text:style-name="T32_10">auf</text:span><text:span text:style-name="T32_11"><text:s/></text:span><text:span text:style-name="T32_12">die</text:span><text:span text:style-name="T32_13"><text:s/></text:span><text:span text:style-name="T32_14">gleiche</text:span><text:span text:style-name="T32_15"><text:s/></text:span><text:span text:style-name="T32_16">Speicheraddresse</text:span><text:span text:style-name="T32_17"><text:s/></text:span><text:span text:style-name="T32_18">zugreifen</text:span><text:span text:style-name="T32_19"><text:s/></text:span><text:span text:style-name="T32_20">nicht</text:span><text:span text:style-name="T32_21"><text:s/></text:span><text:span text:style-name="T32_22">auf</text:span><text:span text:style-name="T32_23"><text:s/></text:span><text:span text:style-name="T32_24">dasselbe</text:span><text:span text:style-name="T32_25"><text:s/></text:span><text:span text:style-name="T32_26">Element</text:span><text:span text:style-name="T32_27"><text:s/></text:span><text:span text:style-name="T32_28">zugreifen</text:span><text:span text:style-name="T32_29">.<text:s text:c="2"/></text:span></text:p>
      <text:p text:style-name="P33"><text:span text:style-name="T33_1">Virtuelle</text:span><text:span text:style-name="T33_2"><text:s/></text:span><text:span text:style-name="T33_3">Speicheraddresse</text:span><text:span text:style-name="T33_4"><text:s/></text:span><text:span text:style-name="T33_5">wird</text:span><text:span text:style-name="T33_6"><text:s/></text:span><text:span text:style-name="T33_7">in</text:span><text:span text:style-name="T33_8"><text:s/></text:span><text:span text:style-name="T33_9">physische</text:span><text:span text:style-name="T33_10"><text:s/></text:span><text:span text:style-name="T33_11">umgewandelt</text:span><text:span text:style-name="T33_12">,<text:s/></text:span><text:span text:style-name="T33_13">die</text:span><text:span text:style-name="T33_14"><text:s/></text:span><text:span text:style-name="T33_15">sich</text:span><text:span text:style-name="T33_16"><text:s/></text:span><text:span text:style-name="T33_17">dann</text:span><text:span text:style-name="T33_18"><text:s/></text:span><text:span text:style-name="T33_19">vom</text:span><text:span text:style-name="T33_20"><text:s/></text:span><text:span text:style-name="T33_21">anderen</text:span><text:span text:style-name="T33_22"><text:s/></text:span><text:span text:style-name="T33_23">Prozess</text:span><text:span text:style-name="T33_24"><text:s/></text:span><text:span text:style-name="T33_25">unterscheidet</text:span><text:span text:style-name="T33_26">.</text:span></text:p>
      <text:p text:style-name="P34"><text:span text:style-name="T34_1">Mehrstufige</text:span><text:span text:style-name="T34_2"><text:s/></text:span><text:span text:style-name="T34_3">address</text:span><text:span text:style-name="T34_4"><text:s/></text:span><text:span text:style-name="T34_5">translation</text:span><text:span text:style-name="T34_6"><text:s/></text:span><text:span text:style-name="T34_7">wird</text:span><text:span text:style-name="T34_8"><text:s/></text:span><text:span text:style-name="T34_9">verwendet</text:span><text:span text:style-name="T34_10">,<text:s/></text:span><text:span text:style-name="T34_11">weil</text:span><text:span text:style-name="T34_12"><text:s/></text:span><text:span text:style-name="T34_13">man</text:span><text:span text:style-name="T34_14"><text:s/></text:span><text:span text:style-name="T34_15">sonst</text:span><text:span text:style-name="T34_16"><text:s/></text:span><text:span text:style-name="T34_17">sehr</text:span><text:span text:style-name="T34_18"><text:s/></text:span><text:span text:style-name="T34_19">viel</text:span><text:span text:style-name="T34_20"><text:s/></text:span><text:span text:style-name="T34_21">Speicher</text:span><text:span text:style-name="T34_22"><text:s/></text:span><text:span text:style-name="T34_23">alleine</text:span><text:span text:style-name="T34_24"><text:s/></text:span><text:span text:style-name="T34_25">für</text:span><text:span text:style-name="T34_26"><text:s/></text:span><text:span text:style-name="T34_27">die</text:span><text:span text:style-name="T34_28"><text:s/></text:span><text:span text:style-name="T34_29">Zuordnung</text:span><text:span text:style-name="T34_30"><text:s/></text:span><text:span text:style-name="T34_31">von</text:span><text:span text:style-name="T34_32"><text:s/></text:span><text:span text:style-name="T34_33">virtueler</text:span><text:span text:style-name="T34_34"><text:s/></text:span><text:span text:style-name="T34_35">zu</text:span><text:span text:style-name="T34_36"><text:s/></text:span><text:span text:style-name="T34_37">physischer</text:span><text:span text:style-name="T34_38"><text:s/></text:span><text:span text:style-name="T34_39">Addresse</text:span><text:span text:style-name="T34_40"><text:s/></text:span><text:span text:style-name="T34_41">bräuchte</text:span><text:span text:style-name="T34_42">.<text:s/></text:span></text:p>
      <text:p text:style-name="P35"><text:span text:style-name="T35_1">Mehrstufig</text:span><text:span text:style-name="T35_2"><text:s/></text:span><text:span text:style-name="T35_3">spart</text:span><text:span text:style-name="T35_4"><text:s/></text:span><text:span text:style-name="T35_5">nochmal</text:span><text:span text:style-name="T35_6"><text:s/></text:span><text:span text:style-name="T35_7">mehr</text:span><text:span text:style-name="T35_8"><text:s/></text:span><text:span text:style-name="T35_9">Platz</text:span><text:span text:style-name="T35_10"><text:s/></text:span><text:span text:style-name="T35_11">als</text:span><text:span text:style-name="T35_12"><text:s/></text:span><text:span text:style-name="T35_13">einstufig</text:span><text:span text:style-name="T35_14">.</text:span></text:p>
      <text:p text:style-name="P36"/>
      <text:p text:style-name="P37"><text:span text:style-name="T37_1">d</text:span><text:span text:style-name="T37_2">)</text:span></text:p>
      <text:p text:style-name="P38"/>
      <text:p text:style-name="P39"><text:span text:style-name="T39_1">Locality</text:span><text:span text:style-name="T39_2"><text:s/></text:span><text:span text:style-name="T39_3">heisst</text:span><text:span text:style-name="T39_4">,<text:s/></text:span><text:span text:style-name="T39_5">dass</text:span><text:span text:style-name="T39_6"><text:s/></text:span><text:span text:style-name="T39_7">ein</text:span><text:span text:style-name="T39_8"><text:s/></text:span><text:span text:style-name="T39_9">und</text:span><text:span text:style-name="T39_10"><text:s/></text:span><text:span text:style-name="T39_11">dasselbe</text:span><text:span text:style-name="T39_12"><text:s/></text:span><text:span text:style-name="T39_13">codestück</text:span><text:span text:style-name="T39_14"><text:s/>/<text:s/></text:span><text:span text:style-name="T39_15">datenstück</text:span><text:span text:style-name="T39_16"><text:s/></text:span><text:span text:style-name="T39_17">engaufeinanderfolgend</text:span><text:span text:style-name="T39_18"><text:s/>(</text:span><text:span text:style-name="T39_19">entweder</text:span><text:span text:style-name="T39_20"><text:s/></text:span><text:span text:style-name="T39_21">zeitlich</text:span><text:span text:style-name="T39_22"><text:s/></text:span><text:span text:style-name="T39_23">oder</text:span><text:span text:style-name="T39_24"><text:s/></text:span><text:span text:style-name="T39_25">addresstechnisch</text:span><text:span text:style-name="T39_26">)<text:s/></text:span><text:span text:style-name="T39_27">nochmal</text:span><text:span text:style-name="T39_28"><text:s/></text:span><text:span text:style-name="T39_29">ausgeführt</text:span><text:span text:style-name="T39_30"><text:s/>/<text:s/></text:span><text:span text:style-name="T39_31">gebraucht</text:span><text:span text:style-name="T39_32"><text:s text:c="2"/></text:span><text:span text:style-name="T39_33">wird</text:span><text:span text:style-name="T39_34">.<text:s/></text:span></text:p>
      <text:p text:style-name="P40"/>
      <text:p text:style-name="P41"><text:span text:style-name="T41_1">Der</text:span><text:span text:style-name="T41_2"><text:s/></text:span><text:span text:style-name="T41_3">Processor</text:span><text:span text:style-name="T41_4"><text:s/></text:span><text:span text:style-name="T41_5">greift</text:span><text:span text:style-name="T41_6"><text:s/></text:span><text:span text:style-name="T41_7">auf</text:span><text:span text:style-name="T41_8"><text:s text:c="2"/></text:span><text:span text:style-name="T41_9">den</text:span><text:span text:style-name="T41_10"><text:s/></text:span><text:span text:style-name="T41_11">speicher</text:span><text:span text:style-name="T41_12"><text:s/></text:span><text:span text:style-name="T41_13">in</text:span><text:span text:style-name="T41_14"><text:s/></text:span><text:span text:style-name="T41_15">stücken</text:span><text:span text:style-name="T41_16"><text:s text:c="2"/>(8<text:s text:c="2"/></text:span><text:span text:style-name="T41_17">byte</text:span><text:span text:style-name="T41_18"><text:s/></text:span><text:span text:style-name="T41_19">bzw</text:span><text:span text:style-name="T41_20">.<text:s/>4<text:s/></text:span><text:span text:style-name="T41_21">in</text:span><text:span text:style-name="T41_22"><text:s/>32<text:s/></text:span><text:span text:style-name="T41_23">bit</text:span><text:span text:style-name="T41_24">-</text:span><text:span text:style-name="T41_25">systemen</text:span><text:span text:style-name="T41_26">)<text:s/></text:span><text:span text:style-name="T41_27">zu</text:span><text:span text:style-name="T41_28">.</text:span></text:p>
      <text:p text:style-name="P42"><text:span text:style-name="T42_1">Allignment</text:span><text:span text:style-name="T42_2"><text:s/></text:span><text:span text:style-name="T42_3">heisst</text:span><text:span text:style-name="T42_4">,<text:s/></text:span><text:span text:style-name="T42_5">dass</text:span><text:span text:style-name="T42_6"><text:s/></text:span><text:span text:style-name="T42_7">man</text:span><text:span text:style-name="T42_8"><text:s/></text:span><text:span text:style-name="T42_9">die</text:span><text:span text:style-name="T42_10"><text:s/></text:span><text:span text:style-name="T42_11">verwendeten</text:span><text:span text:style-name="T42_12"><text:s/></text:span><text:span text:style-name="T42_13">Codestücke</text:span><text:span text:style-name="T42_14"><text:s/></text:span><text:span text:style-name="T42_15">immer</text:span><text:span text:style-name="T42_16"><text:s/></text:span><text:span text:style-name="T42_17">am</text:span><text:span text:style-name="T42_18"><text:s/></text:span><text:span text:style-name="T42_19">Anfang</text:span><text:span text:style-name="T42_20"><text:s/></text:span><text:span text:style-name="T42_21">dieser</text:span><text:span text:style-name="T42_22"><text:s/>8<text:s/></text:span><text:span text:style-name="T42_23">byte</text:span><text:span text:style-name="T42_24"><text:s/></text:span><text:span text:style-name="T42_25">schreibt</text:span><text:span text:style-name="T42_26">.<text:s/></text:span><text:span text:style-name="T42_27">Auf</text:span><text:span text:style-name="T42_28"><text:s/></text:span><text:span text:style-name="T42_29">diese</text:span><text:span text:style-name="T42_30"><text:s/></text:span><text:span text:style-name="T42_31">Weise</text:span><text:span text:style-name="T42_32">,<text:s/></text:span><text:span text:style-name="T42_33">kann</text:span><text:span text:style-name="T42_34"><text:s/></text:span><text:span text:style-name="T42_35">der</text:span><text:span text:style-name="T42_36"><text:s/></text:span><text:span text:style-name="T42_37">Cache</text:span><text:span text:style-name="T42_38"><text:s/></text:span><text:span text:style-name="T42_39">länger</text:span><text:span text:style-name="T42_40"><text:s/></text:span><text:span text:style-name="T42_41">ausgenutzt</text:span><text:span text:style-name="T42_42"><text:s/></text:span><text:span text:style-name="T42_43">werden</text:span><text:span text:style-name="T42_44">,<text:s/></text:span><text:span text:style-name="T42_45">da</text:span><text:span text:style-name="T42_46"><text:s/></text:span><text:span text:style-name="T42_47">immer</text:span><text:span text:style-name="T42_48"><text:s/></text:span><text:span text:style-name="T42_49">ein</text:span><text:span text:style-name="T42_50"><text:s/></text:span><text:span text:style-name="T42_51">ganzes</text:span><text:span text:style-name="T42_52"><text:s/>8<text:s/></text:span><text:span text:style-name="T42_53">byte</text:span><text:span text:style-name="T42_54"><text:s/></text:span><text:span text:style-name="T42_55">stück</text:span><text:span text:style-name="T42_56"><text:s/></text:span><text:span text:style-name="T42_57">rausgelöscht</text:span><text:span text:style-name="T42_58"><text:s/></text:span><text:span text:style-name="T42_59">wird</text:span><text:span text:style-name="T42_60">.</text:span></text:p>
      <text:p text:style-name="P43"/>
      <text:p text:style-name="P44"/>
      <text:p text:style-name="P45"/>
      <text:p text:style-name="P46"><text:span text:style-name="T46_1">Meine</text:span><text:span text:style-name="T46_2"><text:s/></text:span><text:span text:style-name="T46_3">Runzeiten</text:span><text:span text:style-name="T46_4"><text:s/></text:span><text:span text:style-name="T46_5">des</text:span><text:span text:style-name="T46_6"><text:s/></text:span><text:span text:style-name="T46_7">Codes</text:span><text:span text:style-name="T46_8">:</text:span></text:p>
      <text:p text:style-name="P47"/>
      <text:p text:style-name="P48"><text:span text:style-name="T48_1">Normal</text:span><text:span text:style-name="T48_2">:<text:s/>17.93<text:s text:c="6"/>100%</text:span></text:p>
      <text:p text:style-name="P49"/>
      <text:p text:style-name="P50"><text:span text:style-name="T50_1">Transmatrix</text:span><text:span text:style-name="T50_2">:<text:s/>4.8<text:s text:c="4"/>26.77%</text:span></text:p>
      <text:p text:style-name="P51"/>
      <text:p text:style-name="P52"><text:span text:style-name="T52_1">Sub</text:span><text:span text:style-name="T52_2">-</text:span><text:span text:style-name="T52_3">Matrix</text:span><text:span text:style-name="T52_4">:<text:s/>4.12<text:s text:c="4"/>22.98%</text:span></text:p>
      <text:p text:style-name="P53"/>
      <text:p text:style-name="P54"/>
      <text:p text:style-name="P55"/>
      <text:p text:style-name="P56"><text:span text:style-name="T56_1">3)<text:s/></text:span><text:span text:style-name="T56_2">Server</text:span><text:span text:style-name="T56_3"><text:s/>/<text:s/></text:span><text:span text:style-name="T56_4">Client</text:span><text:span text:style-name="T56_5"><text:s/></text:span><text:span text:style-name="T56_6">Anwendungen</text:span><text:span text:style-name="T56_7"><text:s/>(</text:span><text:span text:style-name="T56_8">sollte</text:span><text:span text:style-name="T56_9"><text:s/></text:span><text:span text:style-name="T56_10">man</text:span><text:span text:style-name="T56_11"><text:s/></text:span><text:span text:style-name="T56_12">so</text:span><text:span text:style-name="T56_13"><text:s/></text:span><text:span text:style-name="T56_14">etwas</text:span><text:span text:style-name="T56_15"><text:s/></text:span><text:span text:style-name="T56_16">auf</text:span><text:span text:style-name="T56_17"><text:s/></text:span><text:span text:style-name="T56_18">einem</text:span><text:span text:style-name="T56_19"><text:s/></text:span><text:span text:style-name="T56_20">rechner</text:span><text:span text:style-name="T56_21"><text:s/></text:span><text:span text:style-name="T56_22">brauchen</text:span><text:span text:style-name="T56_23">..)</text:span></text:p>
      <text:p text:style-name="P57"/>
      <text:p text:style-name="P5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